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7.07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ff99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ff3300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 style:data-style-name="N11"/>
    <style:style style:name="ce8" style:family="table-cell" style:parent-style-name="Default">
      <style:text-properties fo:color="#ff3399"/>
    </style:style>
  </office:automatic-styles>
  <office:body>
    <office:spreadsheet>
      <table:calculation-settings table:automatic-find-labels="false"/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fprtl</text:p>
          </table:table-cell>
          <table:table-cell office:value-type="string" calcext:value-type="string">
            <text:p>fpltr</text:p>
          </table:table-cell>
          <table:table-cell office:value-type="string" calcext:value-type="string">
            <text:p>fnrtl</text:p>
          </table:table-cell>
          <table:table-cell office:value-type="string" calcext:value-type="string">
            <text:p>fnltr</text:p>
          </table:table-cell>
          <table:table-cell office:value-type="string" calcext:value-type="string">
            <text:p>total direita</text:p>
          </table:table-cell>
          <table:table-cell office:value-type="string" calcext:value-type="string">
            <text:p>total esquerda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05S" calcext:value-type="time">
            <text:p>00:00: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B2]+[.D2]" office:value-type="float" office:value="1" calcext:value-type="float">
            <text:p>1</text:p>
          </table:table-cell>
          <table:table-cell table:formula="of:=[.C2]+[.E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ou correto</text:p>
          </table:table-cell>
        </table:table-row>
        <table:table-row table:style-name="ro1">
          <table:table-cell table:style-name="ce1" office:value-type="time" office:time-value="PT00H00M06S" calcext:value-type="time">
            <text:p>00:00: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2]+[.B3]+[.D3]" office:value-type="float" office:value="1" calcext:value-type="float">
            <text:p>1</text:p>
          </table:table-cell>
          <table:table-cell table:formula="of:=[.I2]+[.C3]+[.E3]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ra da classe oposta contou na direção errada</text:p>
          </table:table-cell>
        </table:table-row>
        <table:table-row table:style-name="ro1">
          <table:table-cell table:style-name="ce1" office:value-type="time" office:time-value="PT00H00M14S" calcext:value-type="time">
            <text:p>00:00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]+[.B4]+[.D4]" office:value-type="float" office:value="2" calcext:value-type="float">
            <text:p>2</text:p>
          </table:table-cell>
          <table:table-cell table:formula="of:=[.I3]+[.C4]+[.E4]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ão era ciclista</text:p>
          </table:table-cell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]+[.B5]+[.D5]" office:value-type="float" office:value="3" calcext:value-type="float">
            <text:p>3</text:p>
          </table:table-cell>
          <table:table-cell table:formula="of:=[.I4]+[.C5]+[.E5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]+[.B6]+[.D6]" office:value-type="float" office:value="3" calcext:value-type="float">
            <text:p>3</text:p>
          </table:table-cell>
          <table:table-cell table:formula="of:=[.I5]+[.C6]+[.E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21S" calcext:value-type="time">
            <text:p>00:00: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]+[.B7]+[.D7]" office:value-type="float" office:value="3" calcext:value-type="float">
            <text:p>3</text:p>
          </table:table-cell>
          <table:table-cell table:formula="of:=[.I6]+[.C7]+[.E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37S" calcext:value-type="time">
            <text:p>00:00: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]+[.B8]+[.D8]" office:value-type="float" office:value="4" calcext:value-type="float">
            <text:p>4</text:p>
          </table:table-cell>
          <table:table-cell table:formula="of:=[.I7]+[.C8]+[.E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39S" calcext:value-type="time">
            <text:p>00:00:39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formula="of:=[.H8]+[.B9]+[.D9]" office:value-type="float" office:value="4" calcext:value-type="float">
            <text:p>4</text:p>
          </table:table-cell>
          <table:table-cell table:formula="of:=[.I8]+[.C9]+[.E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]+[.B10]+[.D10]" office:value-type="float" office:value="5" calcext:value-type="float">
            <text:p>5</text:p>
          </table:table-cell>
          <table:table-cell table:formula="of:=[.I9]+[.C10]+[.E1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]+[.B11]+[.D11]" office:value-type="float" office:value="6" calcext:value-type="float">
            <text:p>6</text:p>
          </table:table-cell>
          <table:table-cell table:formula="of:=[.I10]+[.C11]+[.E1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0M41S" calcext:value-type="time">
            <text:p>00:00:4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]+[.B12]+[.D12]" office:value-type="float" office:value="7" calcext:value-type="float">
            <text:p>7</text:p>
          </table:table-cell>
          <table:table-cell table:formula="of:=[.I11]+[.C12]+[.E1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19S" calcext:value-type="time">
            <text:p>00:01: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2]+[.B13]+[.D13]" office:value-type="float" office:value="8" calcext:value-type="float">
            <text:p>8</text:p>
          </table:table-cell>
          <table:table-cell table:formula="of:=[.I12]+[.C13]+[.E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3]+[.B14]+[.D14]" office:value-type="float" office:value="9" calcext:value-type="float">
            <text:p>9</text:p>
          </table:table-cell>
          <table:table-cell table:formula="of:=[.I13]+[.C14]+[.E1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4]+[.B15]+[.D15]" office:value-type="float" office:value="10" calcext:value-type="float">
            <text:p>10</text:p>
          </table:table-cell>
          <table:table-cell table:formula="of:=[.I14]+[.C15]+[.E1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5]+[.B16]+[.D16]" office:value-type="float" office:value="10" calcext:value-type="float">
            <text:p>10</text:p>
          </table:table-cell>
          <table:table-cell table:formula="of:=[.I15]+[.C16]+[.E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6]+[.B17]+[.D17]" office:value-type="float" office:value="11" calcext:value-type="float">
            <text:p>11</text:p>
          </table:table-cell>
          <table:table-cell table:formula="of:=[.I16]+[.C17]+[.E1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/>
          <table:table-cell table:style-name="ce4"/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formula="of:=[.H17]+[.B18]+[.D18]" office:value-type="float" office:value="11" calcext:value-type="float">
            <text:p>11</text:p>
          </table:table-cell>
          <table:table-cell table:formula="of:=[.I17]+[.C18]+[.E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3S" calcext:value-type="time">
            <text:p>00:01: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8]+[.B19]+[.D19]" office:value-type="float" office:value="12" calcext:value-type="float">
            <text:p>12</text:p>
          </table:table-cell>
          <table:table-cell table:formula="of:=[.I18]+[.C19]+[.E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4S" calcext:value-type="time">
            <text:p>00:01: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9]+[.B20]+[.D20]" office:value-type="float" office:value="13" calcext:value-type="float">
            <text:p>13</text:p>
          </table:table-cell>
          <table:table-cell table:formula="of:=[.I19]+[.C20]+[.E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time" office:time-value="PT00H01M25S" calcext:value-type="time">
            <text:p>00:01: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0]+[.B21]+[.D21]" office:value-type="float" office:value="14" calcext:value-type="float">
            <text:p>14</text:p>
          </table:table-cell>
          <table:table-cell table:formula="of:=[.I20]+[.C21]+[.E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time" office:time-value="PT00H01M32S" calcext:value-type="time">
            <text:p>00:01: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1]+[.B22]+[.D22]" office:value-type="float" office:value="14" calcext:value-type="float">
            <text:p>14</text:p>
          </table:table-cell>
          <table:table-cell table:formula="of:=[.I21]+[.C22]+[.E2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time" office:time-value="PT00H01M34S" calcext:value-type="time">
            <text:p>00:01:3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2]+[.B23]+[.D23]" office:value-type="float" office:value="15" calcext:value-type="float">
            <text:p>15</text:p>
          </table:table-cell>
          <table:table-cell table:formula="of:=[.I22]+[.C23]+[.E2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time" office:time-value="PT00H01M34S" calcext:value-type="time">
            <text:p>00:01: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23]+[.B24]+[.D24]" office:value-type="float" office:value="16" calcext:value-type="float">
            <text:p>16</text:p>
          </table:table-cell>
          <table:table-cell table:formula="of:=[.I23]+[.C24]+[.E2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time" office:time-value="PT00H01M36S" calcext:value-type="time">
            <text:p>00:01: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4]+[.B25]+[.D25]" office:value-type="float" office:value="16" calcext:value-type="float">
            <text:p>16</text:p>
          </table:table-cell>
          <table:table-cell table:formula="of:=[.I24]+[.C25]+[.E2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00H01M39S" calcext:value-type="time">
            <text:p>00:01: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5]+[.B26]+[.D26]" office:value-type="float" office:value="16" calcext:value-type="float">
            <text:p>16</text:p>
          </table:table-cell>
          <table:table-cell table:formula="of:=[.I25]+[.C26]+[.E2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time" office:time-value="PT00H01M39S" calcext:value-type="time">
            <text:p>00:01: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6]+[.B27]+[.D27]" office:value-type="float" office:value="16" calcext:value-type="float">
            <text:p>16</text:p>
          </table:table-cell>
          <table:table-cell table:formula="of:=[.I26]+[.C27]+[.E2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7]+[.B28]+[.D28]" office:value-type="float" office:value="17" calcext:value-type="float">
            <text:p>17</text:p>
          </table:table-cell>
          <table:table-cell table:formula="of:=[.I27]+[.C28]+[.E2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time" office:time-value="PT00H01M41S" calcext:value-type="time">
            <text:p>00:01: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28]+[.B29]+[.D29]" office:value-type="float" office:value="17" calcext:value-type="float">
            <text:p>17</text:p>
          </table:table-cell>
          <table:table-cell table:formula="of:=[.I28]+[.C29]+[.E2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time" office:time-value="PT00H01M43S" calcext:value-type="time">
            <text:p>00:01: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29]+[.B30]+[.D30]" office:value-type="float" office:value="18" calcext:value-type="float">
            <text:p>18</text:p>
          </table:table-cell>
          <table:table-cell table:formula="of:=[.I29]+[.C30]+[.E3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time" office:time-value="PT00H01M45S" calcext:value-type="time">
            <text:p>00:01: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0]+[.B31]+[.D31]" office:value-type="float" office:value="18" calcext:value-type="float">
            <text:p>18</text:p>
          </table:table-cell>
          <table:table-cell table:formula="of:=[.I30]+[.C31]+[.E3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00H01M57S" calcext:value-type="time">
            <text:p>00:01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1]+[.B32]+[.D32]" office:value-type="float" office:value="19" calcext:value-type="float">
            <text:p>19</text:p>
          </table:table-cell>
          <table:table-cell table:formula="of:=[.I31]+[.C32]+[.E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00H02M29S" calcext:value-type="time">
            <text:p>00:02: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2]+[.B33]+[.D33]" office:value-type="float" office:value="20" calcext:value-type="float">
            <text:p>20</text:p>
          </table:table-cell>
          <table:table-cell table:formula="of:=[.I32]+[.C33]+[.E3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time" office:time-value="PT00H02M48S" calcext:value-type="time">
            <text:p>00:02: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3]+[.B34]+[.D34]" office:value-type="float" office:value="20" calcext:value-type="float">
            <text:p>20</text:p>
          </table:table-cell>
          <table:table-cell table:formula="of:=[.I33]+[.C34]+[.E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time" office:time-value="PT00H02M49S" calcext:value-type="time">
            <text:p>00:02: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34]+[.B35]+[.D35]" office:value-type="float" office:value="20" calcext:value-type="float">
            <text:p>20</text:p>
          </table:table-cell>
          <table:table-cell table:formula="of:=[.I34]+[.C35]+[.E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5]+[.B36]+[.D36]" office:value-type="float" office:value="20" calcext:value-type="float">
            <text:p>20</text:p>
          </table:table-cell>
          <table:table-cell table:formula="of:=[.I35]+[.C36]+[.E3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6]+[.B37]+[.D37]" office:value-type="float" office:value="20" calcext:value-type="float">
            <text:p>20</text:p>
          </table:table-cell>
          <table:table-cell table:formula="of:=[.I36]+[.C37]+[.E3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time" office:time-value="PT00H02M51S" calcext:value-type="time">
            <text:p>00:02: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37]+[.B38]+[.D38]" office:value-type="float" office:value="20" calcext:value-type="float">
            <text:p>20</text:p>
          </table:table-cell>
          <table:table-cell table:formula="of:=[.I37]+[.C38]+[.E3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38]+[.B39]+[.D39]" office:value-type="float" office:value="20" calcext:value-type="float">
            <text:p>20</text:p>
          </table:table-cell>
          <table:table-cell table:formula="of:=[.I38]+[.C39]+[.E3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time" office:time-value="PT00H02M54S" calcext:value-type="time">
            <text:p>00:02: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39]+[.B40]+[.D40]" office:value-type="float" office:value="20" calcext:value-type="float">
            <text:p>20</text:p>
          </table:table-cell>
          <table:table-cell table:formula="of:=[.I39]+[.C40]+[.E4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2M57S" calcext:value-type="time">
            <text:p>00:02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0]+[.B41]+[.D41]" office:value-type="float" office:value="21" calcext:value-type="float">
            <text:p>21</text:p>
          </table:table-cell>
          <table:table-cell table:formula="of:=[.I40]+[.C41]+[.E4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2M57S" calcext:value-type="time">
            <text:p>00:02:5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41]+[.B42]+[.D42]" office:value-type="float" office:value="21" calcext:value-type="float">
            <text:p>21</text:p>
          </table:table-cell>
          <table:table-cell table:formula="of:=[.I41]+[.C42]+[.E4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2]+[.B43]+[.D43]" office:value-type="float" office:value="22" calcext:value-type="float">
            <text:p>22</text:p>
          </table:table-cell>
          <table:table-cell table:formula="of:=[.I42]+[.C43]+[.E4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3M01S" calcext:value-type="time">
            <text:p>00:03: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3]+[.B44]+[.D44]" office:value-type="float" office:value="23" calcext:value-type="float">
            <text:p>23</text:p>
          </table:table-cell>
          <table:table-cell table:formula="of:=[.I43]+[.C44]+[.E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time" office:time-value="PT00H03M08S" calcext:value-type="time">
            <text:p>00:03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4]+[.B45]+[.D45]" office:value-type="float" office:value="23" calcext:value-type="float">
            <text:p>23</text:p>
          </table:table-cell>
          <table:table-cell table:formula="of:=[.I44]+[.C45]+[.E4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time" office:time-value="PT00H03M27S" calcext:value-type="time">
            <text:p>00:03: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5]+[.B46]+[.D46]" office:value-type="float" office:value="23" calcext:value-type="float">
            <text:p>23</text:p>
          </table:table-cell>
          <table:table-cell table:formula="of:=[.I45]+[.C46]+[.E4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00H03M35S" calcext:value-type="time">
            <text:p>00:03: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6]+[.B47]+[.D47]" office:value-type="float" office:value="24" calcext:value-type="float">
            <text:p>24</text:p>
          </table:table-cell>
          <table:table-cell table:formula="of:=[.I46]+[.C47]+[.E4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00H03M36S" calcext:value-type="time">
            <text:p>00:03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7]+[.B48]+[.D48]" office:value-type="float" office:value="25" calcext:value-type="float">
            <text:p>25</text:p>
          </table:table-cell>
          <table:table-cell table:formula="of:=[.I47]+[.C48]+[.E4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48]+[.B49]+[.D49]" office:value-type="float" office:value="25" calcext:value-type="float">
            <text:p>25</text:p>
          </table:table-cell>
          <table:table-cell table:formula="of:=[.I48]+[.C49]+[.E49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time" office:time-value="PT00H03M59S" calcext:value-type="time">
            <text:p>00:03: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49]+[.B50]+[.D50]" office:value-type="float" office:value="26" calcext:value-type="float">
            <text:p>26</text:p>
          </table:table-cell>
          <table:table-cell table:formula="of:=[.I49]+[.C50]+[.E5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0]+[.B51]+[.D51]" office:value-type="float" office:value="26" calcext:value-type="float">
            <text:p>26</text:p>
          </table:table-cell>
          <table:table-cell table:formula="of:=[.I50]+[.C51]+[.E5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51]+[.B52]+[.D52]" office:value-type="float" office:value="26" calcext:value-type="float">
            <text:p>26</text:p>
          </table:table-cell>
          <table:table-cell table:formula="of:=[.I51]+[.C52]+[.E5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1S" calcext:value-type="time">
            <text:p>00:04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2]+[.B53]+[.D53]" office:value-type="float" office:value="27" calcext:value-type="float">
            <text:p>27</text:p>
          </table:table-cell>
          <table:table-cell table:formula="of:=[.I52]+[.C53]+[.E5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6S" calcext:value-type="time">
            <text:p>00:04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3]+[.B54]+[.D54]" office:value-type="float" office:value="28" calcext:value-type="float">
            <text:p>28</text:p>
          </table:table-cell>
          <table:table-cell table:formula="of:=[.I53]+[.C54]+[.E5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6S" calcext:value-type="time">
            <text:p>00:04: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54]+[.B55]+[.D55]" office:value-type="float" office:value="29" calcext:value-type="float">
            <text:p>29</text:p>
          </table:table-cell>
          <table:table-cell table:formula="of:=[.I54]+[.C55]+[.E5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17S" calcext:value-type="time">
            <text:p>00:04: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5]+[.B56]+[.D56]" office:value-type="float" office:value="30" calcext:value-type="float">
            <text:p>30</text:p>
          </table:table-cell>
          <table:table-cell table:formula="of:=[.I55]+[.C56]+[.E5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56]+[.B57]+[.D57]" office:value-type="float" office:value="30" calcext:value-type="float">
            <text:p>30</text:p>
          </table:table-cell>
          <table:table-cell table:formula="of:=[.I56]+[.C57]+[.E5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57]+[.B58]+[.D58]" office:value-type="float" office:value="30" calcext:value-type="float">
            <text:p>30</text:p>
          </table:table-cell>
          <table:table-cell table:formula="of:=[.I57]+[.C58]+[.E5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3S" calcext:value-type="time">
            <text:p>00:04:5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8]+[.B59]+[.D59]" office:value-type="float" office:value="31" calcext:value-type="float">
            <text:p>31</text:p>
          </table:table-cell>
          <table:table-cell table:formula="of:=[.I58]+[.C59]+[.E59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59]+[.B60]+[.D60]" office:value-type="float" office:value="32" calcext:value-type="float">
            <text:p>32</text:p>
          </table:table-cell>
          <table:table-cell table:formula="of:=[.I59]+[.C60]+[.E6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60]+[.B61]+[.D61]" office:value-type="float" office:value="33" calcext:value-type="float">
            <text:p>33</text:p>
          </table:table-cell>
          <table:table-cell table:formula="of:=[.I60]+[.C61]+[.E61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4S" calcext:value-type="time">
            <text:p>00:04: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1]+[.B62]+[.D62]" office:value-type="float" office:value="33" calcext:value-type="float">
            <text:p>33</text:p>
          </table:table-cell>
          <table:table-cell table:formula="of:=[.I61]+[.C62]+[.E6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4M57S" calcext:value-type="time">
            <text:p>00:04: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2]+[.B63]+[.D63]" office:value-type="float" office:value="34" calcext:value-type="float">
            <text:p>34</text:p>
          </table:table-cell>
          <table:table-cell table:formula="of:=[.I62]+[.C63]+[.E63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3]+[.B64]+[.D64]" office:value-type="float" office:value="35" calcext:value-type="float">
            <text:p>35</text:p>
          </table:table-cell>
          <table:table-cell table:formula="of:=[.I63]+[.C64]+[.E64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64]+[.B65]+[.D65]" office:value-type="float" office:value="36" calcext:value-type="float">
            <text:p>36</text:p>
          </table:table-cell>
          <table:table-cell table:formula="of:=[.I64]+[.C65]+[.E6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time" office:time-value="PT00H05M08S" calcext:value-type="time">
            <text:p>00:05: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5]+[.B66]+[.D66]" office:value-type="float" office:value="36" calcext:value-type="float">
            <text:p>36</text:p>
          </table:table-cell>
          <table:table-cell table:formula="of:=[.I65]+[.C66]+[.E6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0H05M21S" calcext:value-type="time">
            <text:p>00:05: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66]+[.B67]+[.D67]" office:value-type="float" office:value="37" calcext:value-type="float">
            <text:p>37</text:p>
          </table:table-cell>
          <table:table-cell table:formula="of:=[.I66]+[.C67]+[.E6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0H05M25S" calcext:value-type="time">
            <text:p>00:05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67]+[.B68]+[.D68]" office:value-type="float" office:value="37" calcext:value-type="float">
            <text:p>37</text:p>
          </table:table-cell>
          <table:table-cell table:formula="of:=[.I67]+[.C68]+[.E6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time" office:time-value="PT00H05M25S" calcext:value-type="time">
            <text:p>00:05: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68]+[.B69]+[.D69]" office:value-type="float" office:value="37" calcext:value-type="float">
            <text:p>37</text:p>
          </table:table-cell>
          <table:table-cell table:formula="of:=[.I68]+[.C69]+[.E6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28S" calcext:value-type="time">
            <text:p>00:05: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69]+[.B70]+[.D70]" office:value-type="float" office:value="37" calcext:value-type="float">
            <text:p>37</text:p>
          </table:table-cell>
          <table:table-cell table:formula="of:=[.I69]+[.C70]+[.E7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5S" calcext:value-type="time">
            <text:p>00:05: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0]+[.B71]+[.D71]" office:value-type="float" office:value="38" calcext:value-type="float">
            <text:p>38</text:p>
          </table:table-cell>
          <table:table-cell table:formula="of:=[.I70]+[.C71]+[.E7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6S" calcext:value-type="time">
            <text:p>00:05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1]+[.B72]+[.D72]" office:value-type="float" office:value="39" calcext:value-type="float">
            <text:p>39</text:p>
          </table:table-cell>
          <table:table-cell table:formula="of:=[.I71]+[.C72]+[.E7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6S" calcext:value-type="time">
            <text:p>00:05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2]+[.B73]+[.D73]" office:value-type="float" office:value="40" calcext:value-type="float">
            <text:p>40</text:p>
          </table:table-cell>
          <table:table-cell table:formula="of:=[.I72]+[.C73]+[.E7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7S" calcext:value-type="time">
            <text:p>00:05: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3]+[.B74]+[.D74]" office:value-type="float" office:value="41" calcext:value-type="float">
            <text:p>41</text:p>
          </table:table-cell>
          <table:table-cell table:formula="of:=[.I73]+[.C74]+[.E7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74]+[.B75]+[.D75]" office:value-type="float" office:value="41" calcext:value-type="float">
            <text:p>41</text:p>
          </table:table-cell>
          <table:table-cell table:formula="of:=[.I74]+[.C75]+[.E7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5]+[.B76]+[.D76]" office:value-type="float" office:value="42" calcext:value-type="float">
            <text:p>42</text:p>
          </table:table-cell>
          <table:table-cell table:formula="of:=[.I75]+[.C76]+[.E7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5M38S" calcext:value-type="time">
            <text:p>00:05: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6]+[.B77]+[.D77]" office:value-type="float" office:value="43" calcext:value-type="float">
            <text:p>43</text:p>
          </table:table-cell>
          <table:table-cell table:formula="of:=[.I76]+[.C77]+[.E7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04S" calcext:value-type="time">
            <text:p>00:06:0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7]+[.B78]+[.D78]" office:value-type="float" office:value="44" calcext:value-type="float">
            <text:p>44</text:p>
          </table:table-cell>
          <table:table-cell table:formula="of:=[.I77]+[.C78]+[.E7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05S" calcext:value-type="time">
            <text:p>00:06: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78]+[.B79]+[.D79]" office:value-type="float" office:value="45" calcext:value-type="float">
            <text:p>45</text:p>
          </table:table-cell>
          <table:table-cell table:formula="of:=[.I78]+[.C79]+[.E7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19S" calcext:value-type="time">
            <text:p>00:06: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79]+[.B80]+[.D80]" office:value-type="float" office:value="45" calcext:value-type="float">
            <text:p>45</text:p>
          </table:table-cell>
          <table:table-cell table:formula="of:=[.I79]+[.C80]+[.E8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80]+[.B81]+[.D81]" office:value-type="float" office:value="45" calcext:value-type="float">
            <text:p>45</text:p>
          </table:table-cell>
          <table:table-cell table:formula="of:=[.I80]+[.C81]+[.E8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time" office:time-value="PT00H06M25S" calcext:value-type="time">
            <text:p>00:06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81]+[.B82]+[.D82]" office:value-type="float" office:value="45" calcext:value-type="float">
            <text:p>45</text:p>
          </table:table-cell>
          <table:table-cell table:formula="of:=[.I81]+[.C82]+[.E8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time" office:time-value="PT00H06M25S" calcext:value-type="time">
            <text:p>00:06: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82]+[.B83]+[.D83]" office:value-type="float" office:value="45" calcext:value-type="float">
            <text:p>45</text:p>
          </table:table-cell>
          <table:table-cell table:formula="of:=[.I82]+[.C83]+[.E83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time" office:time-value="PT00H06M27S" calcext:value-type="time">
            <text:p>00:06: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3]+[.B84]+[.D84]" office:value-type="float" office:value="46" calcext:value-type="float">
            <text:p>46</text:p>
          </table:table-cell>
          <table:table-cell table:formula="of:=[.I83]+[.C84]+[.E84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time" office:time-value="PT00H06M32S" calcext:value-type="time">
            <text:p>00:06:3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4]+[.B85]+[.D85]" office:value-type="float" office:value="47" calcext:value-type="float">
            <text:p>47</text:p>
          </table:table-cell>
          <table:table-cell table:formula="of:=[.I84]+[.C85]+[.E85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time" office:time-value="PT00H06M32S" calcext:value-type="time">
            <text:p>00:06:3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formula="of:=[.H85]+[.B86]+[.D86]" office:value-type="float" office:value="47" calcext:value-type="float">
            <text:p>47</text:p>
          </table:table-cell>
          <table:table-cell table:formula="of:=[.I85]+[.C86]+[.E86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time" office:time-value="PT00H06M35S" calcext:value-type="time">
            <text:p>00:06: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86]+[.B87]+[.D87]" office:value-type="float" office:value="47" calcext:value-type="float">
            <text:p>47</text:p>
          </table:table-cell>
          <table:table-cell table:formula="of:=[.I86]+[.C87]+[.E87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time" office:time-value="PT00H06M35S" calcext:value-type="time">
            <text:p>00:06: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87]+[.B88]+[.D88]" office:value-type="float" office:value="47" calcext:value-type="float">
            <text:p>47</text:p>
          </table:table-cell>
          <table:table-cell table:formula="of:=[.I87]+[.C88]+[.E88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time" office:time-value="PT00H06M36S" calcext:value-type="time">
            <text:p>00:06: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8]+[.B89]+[.D89]" office:value-type="float" office:value="48" calcext:value-type="float">
            <text:p>48</text:p>
          </table:table-cell>
          <table:table-cell table:formula="of:=[.I88]+[.C89]+[.E89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time" office:time-value="PT00H06M46S" calcext:value-type="time">
            <text:p>00:06:4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89]+[.B90]+[.D90]" office:value-type="float" office:value="49" calcext:value-type="float">
            <text:p>49</text:p>
          </table:table-cell>
          <table:table-cell table:formula="of:=[.I89]+[.C90]+[.E90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time" office:time-value="PT00H06M47S" calcext:value-type="time">
            <text:p>00:06: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0]+[.B91]+[.D91]" office:value-type="float" office:value="49" calcext:value-type="float">
            <text:p>49</text:p>
          </table:table-cell>
          <table:table-cell table:formula="of:=[.I90]+[.C91]+[.E9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time" office:time-value="PT00H06M47S" calcext:value-type="time">
            <text:p>00:06: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91]+[.B92]+[.D92]" office:value-type="float" office:value="49" calcext:value-type="float">
            <text:p>49</text:p>
          </table:table-cell>
          <table:table-cell table:formula="of:=[.I91]+[.C92]+[.E92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1S" calcext:value-type="time">
            <text:p>00:07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2]+[.B93]+[.D93]" office:value-type="float" office:value="50" calcext:value-type="float">
            <text:p>50</text:p>
          </table:table-cell>
          <table:table-cell table:formula="of:=[.I92]+[.C93]+[.E9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2S" calcext:value-type="time">
            <text:p>00:07: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3]+[.B94]+[.D94]" office:value-type="float" office:value="51" calcext:value-type="float">
            <text:p>51</text:p>
          </table:table-cell>
          <table:table-cell table:formula="of:=[.I93]+[.C94]+[.E94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2S" calcext:value-type="time">
            <text:p>00:07: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94]+[.B95]+[.D95]" office:value-type="float" office:value="52" calcext:value-type="float">
            <text:p>52</text:p>
          </table:table-cell>
          <table:table-cell table:formula="of:=[.I94]+[.C95]+[.E95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4S" calcext:value-type="time">
            <text:p>00:07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5]+[.B96]+[.D96]" office:value-type="float" office:value="53" calcext:value-type="float">
            <text:p>53</text:p>
          </table:table-cell>
          <table:table-cell table:formula="of:=[.I95]+[.C96]+[.E9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4S" calcext:value-type="time">
            <text:p>00:07: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6]+[.B97]+[.D97]" office:value-type="float" office:value="54" calcext:value-type="float">
            <text:p>54</text:p>
          </table:table-cell>
          <table:table-cell table:formula="of:=[.I96]+[.C97]+[.E97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15S" calcext:value-type="time">
            <text:p>00:07: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97]+[.B98]+[.D98]" office:value-type="float" office:value="55" calcext:value-type="float">
            <text:p>55</text:p>
          </table:table-cell>
          <table:table-cell table:formula="of:=[.I97]+[.C98]+[.E98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time" office:time-value="PT00H07M42S" calcext:value-type="time">
            <text:p>00:07: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98]+[.B99]+[.D99]" office:value-type="float" office:value="55" calcext:value-type="float">
            <text:p>55</text:p>
          </table:table-cell>
          <table:table-cell table:formula="of:=[.I98]+[.C99]+[.E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time" office:time-value="PT00H07M59S" calcext:value-type="time">
            <text:p>00:07:59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[.H99]+[.B100]+[.D100]" office:value-type="float" office:value="55" calcext:value-type="float">
            <text:p>55</text:p>
          </table:table-cell>
          <table:table-cell table:formula="of:=[.I99]+[.C100]+[.E100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07S" calcext:value-type="time">
            <text:p>00:08:0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0]+[.B101]+[.D101]" office:value-type="float" office:value="56" calcext:value-type="float">
            <text:p>56</text:p>
          </table:table-cell>
          <table:table-cell table:formula="of:=[.I100]+[.C101]+[.E101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28S" calcext:value-type="time">
            <text:p>00:08: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01]+[.B102]+[.D102]" office:value-type="float" office:value="56" calcext:value-type="float">
            <text:p>56</text:p>
          </table:table-cell>
          <table:table-cell table:formula="of:=[.I101]+[.C102]+[.E102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29S" calcext:value-type="time">
            <text:p>00:08: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02]+[.B103]+[.D103]" office:value-type="float" office:value="56" calcext:value-type="float">
            <text:p>56</text:p>
          </table:table-cell>
          <table:table-cell table:formula="of:=[.I102]+[.C103]+[.E103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31S" calcext:value-type="time">
            <text:p>00:08: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103]+[.B104]+[.D104]" office:value-type="float" office:value="56" calcext:value-type="float">
            <text:p>56</text:p>
          </table:table-cell>
          <table:table-cell table:formula="of:=[.I103]+[.C104]+[.E10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35S" calcext:value-type="time">
            <text:p>00:08: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formula="of:=[.H104]+[.B105]+[.D105]" office:value-type="float" office:value="57" calcext:value-type="float">
            <text:p>57</text:p>
          </table:table-cell>
          <table:table-cell table:formula="of:=[.I104]+[.C105]+[.E105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time" office:time-value="PT00H08M44S" calcext:value-type="time">
            <text:p>00:08: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05]+[.B106]+[.D106]" office:value-type="float" office:value="57" calcext:value-type="float">
            <text:p>57</text:p>
          </table:table-cell>
          <table:table-cell table:formula="of:=[.I105]+[.C106]+[.E1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time" office:time-value="PT00H08M44S" calcext:value-type="time">
            <text:p>00:08: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H106]+[.B107]+[.D107]" office:value-type="float" office:value="57" calcext:value-type="float">
            <text:p>57</text:p>
          </table:table-cell>
          <table:table-cell table:formula="of:=[.I106]+[.C107]+[.E10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time" office:time-value="PT00H08M48S" calcext:value-type="time">
            <text:p>00:08:4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H107]+[.B108]+[.D108]" office:value-type="float" office:value="57" calcext:value-type="float">
            <text:p>57</text:p>
          </table:table-cell>
          <table:table-cell table:formula="of:=[.I107]+[.C108]+[.E10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time" office:time-value="PT00H08M49S" calcext:value-type="time">
            <text:p>00:08:4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08]+[.B109]+[.D109]" office:value-type="float" office:value="58" calcext:value-type="float">
            <text:p>58</text:p>
          </table:table-cell>
          <table:table-cell table:formula="of:=[.I108]+[.C109]+[.E10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time" office:time-value="PT00H08M53S" calcext:value-type="time">
            <text:p>00:08: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H109]+[.B110]+[.D110]" office:value-type="float" office:value="58" calcext:value-type="float">
            <text:p>58</text:p>
          </table:table-cell>
          <table:table-cell table:formula="of:=[.I109]+[.C110]+[.E110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09S" calcext:value-type="time">
            <text:p>00:09: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0]+[.B111]+[.D111]" office:value-type="float" office:value="59" calcext:value-type="float">
            <text:p>59</text:p>
          </table:table-cell>
          <table:table-cell table:formula="of:=[.I110]+[.C111]+[.E111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09S" calcext:value-type="time">
            <text:p>00:09: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111]+[.B112]+[.D112]" office:value-type="float" office:value="60" calcext:value-type="float">
            <text:p>60</text:p>
          </table:table-cell>
          <table:table-cell table:formula="of:=[.I111]+[.C112]+[.E112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11S" calcext:value-type="time">
            <text:p>00:09: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2]+[.B113]+[.D113]" office:value-type="float" office:value="61" calcext:value-type="float">
            <text:p>61</text:p>
          </table:table-cell>
          <table:table-cell table:formula="of:=[.I112]+[.C113]+[.E11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16S" calcext:value-type="time">
            <text:p>00:09: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113]+[.B114]+[.D114]" office:value-type="float" office:value="62" calcext:value-type="float">
            <text:p>62</text:p>
          </table:table-cell>
          <table:table-cell table:formula="of:=[.I113]+[.C114]+[.E114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time" office:time-value="PT00H09M16S" calcext:value-type="time">
            <text:p>00:09: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H114]+[.B115]+[.D115]" office:value-type="float" office:value="63" calcext:value-type="float">
            <text:p>63</text:p>
          </table:table-cell>
          <table:table-cell table:formula="of:=[.I114]+[.C115]+[.E115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5]+[.B116]+[.D116]" office:value-type="float" office:value="63" calcext:value-type="float">
            <text:p>63</text:p>
          </table:table-cell>
          <table:table-cell table:formula="of:=[.I115]+[.C116]+[.E116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6]+[.B117]+[.D117]" office:value-type="float" office:value="63" calcext:value-type="float">
            <text:p>63</text:p>
          </table:table-cell>
          <table:table-cell table:formula="of:=[.I116]+[.C117]+[.E117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7]+[.B118]+[.D118]" office:value-type="float" office:value="63" calcext:value-type="float">
            <text:p>63</text:p>
          </table:table-cell>
          <table:table-cell table:formula="of:=[.I117]+[.C118]+[.E118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8]+[.B119]+[.D119]" office:value-type="float" office:value="63" calcext:value-type="float">
            <text:p>63</text:p>
          </table:table-cell>
          <table:table-cell table:formula="of:=[.I118]+[.C119]+[.E119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19]+[.B120]+[.D120]" office:value-type="float" office:value="63" calcext:value-type="float">
            <text:p>63</text:p>
          </table:table-cell>
          <table:table-cell table:formula="of:=[.I119]+[.C120]+[.E120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0]+[.B121]+[.D121]" office:value-type="float" office:value="63" calcext:value-type="float">
            <text:p>63</text:p>
          </table:table-cell>
          <table:table-cell table:formula="of:=[.I120]+[.C121]+[.E121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1]+[.B122]+[.D122]" office:value-type="float" office:value="63" calcext:value-type="float">
            <text:p>63</text:p>
          </table:table-cell>
          <table:table-cell table:formula="of:=[.I121]+[.C122]+[.E122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2]+[.B123]+[.D123]" office:value-type="float" office:value="63" calcext:value-type="float">
            <text:p>63</text:p>
          </table:table-cell>
          <table:table-cell table:formula="of:=[.I122]+[.C123]+[.E123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[.H123]+[.B124]+[.D124]" office:value-type="float" office:value="63" calcext:value-type="float">
            <text:p>63</text:p>
          </table:table-cell>
          <table:table-cell table:formula="of:=[.I123]+[.C124]+[.E124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SUM([.B2:.B124])" office:value-type="float" office:value="56" calcext:value-type="float">
            <text:p>56</text:p>
          </table:table-cell>
          <table:table-cell table:formula="of:=SUM([.C2:.C124])" office:value-type="float" office:value="29" calcext:value-type="float">
            <text:p>29</text:p>
          </table:table-cell>
          <table:table-cell table:formula="of:=SUM([.D2:.D124])" office:value-type="float" office:value="7" calcext:value-type="float">
            <text:p>7</text:p>
          </table:table-cell>
          <table:table-cell table:formula="of:=SUM([.E2:.E124])" office:value-type="float" office:value="7" calcext:value-type="float">
            <text:p>7</text:p>
          </table:table-cell>
          <table:table-cell table:formula="of:=SUM([.F2:.F124])" office:value-type="float" office:value="8" calcext:value-type="float">
            <text:p>8</text:p>
          </table:table-cell>
          <table:table-cell table:formula="of:=SUM([.G2:.G124])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formula="of:=[.B125]+[.C125]+[.F125]+[.G125]" office:value-type="float" office:value="100" calcext:value-type="float">
            <text:p>100</text:p>
          </table:table-cell>
          <table:table-cell table:style-name="ce7" table:formula="of:=([.B125]+[.C125])/([.B125]+[.C125]+[.F125]+[.G125]+[.D125]+[.E125])" office:value-type="percentage" office:value="0.745614035087719" calcext:value-type="percentage">
            <text:p>74,56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-00-0000</text:date>, <text:time style:data-style-name="N2" text:time-value="17:01:18.7341017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5:26:49.402875839</meta:creation-date>
    <dc:date>2016-11-28T18:50:11.551980918</dc:date>
    <meta:editing-duration>PT4H40M56S</meta:editing-duration>
    <meta:editing-cycles>9</meta:editing-cycles>
    <meta:generator>LibreOffice/5.1.4.2$Linux_X86_64 LibreOffice_project/10m0$Build-2</meta:generator>
    <meta:document-statistic meta:table-count="1" meta:cell-count="499" meta:object-count="0"/>
  </office:meta>
</office:document-meta>
</file>